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Text_20_body">
      <style:paragraph-properties fo:padding="0cm" fo:border="none"/>
    </style:style>
    <style:style style:name="P2" style:family="paragraph" style:parent-style-name="Text_20_body" style:list-style-name="L1">
      <style:paragraph-properties fo:padding="0cm" fo:border="none"/>
    </style:style>
    <style:style style:name="P3" style:family="paragraph" style:parent-style-name="Text_20_body" style:list-style-name="L2">
      <style:paragraph-properties fo:padding="0cm" fo:border="none"/>
    </style:style>
    <style:style style:name="P4" style:family="paragraph" style:parent-style-name="Text_20_body">
      <style:paragraph-properties fo:padding="0cm" fo:border="none"/>
      <style:text-properties fo:font-size="24pt" style:font-size-asian="24pt" style:font-size-complex="24pt"/>
    </style:style>
    <style:style style:name="P5" style:family="paragraph" style:parent-style-name="Text_20_body">
      <style:paragraph-properties fo:padding="0cm" fo:border="none"/>
      <style:text-properties officeooo:paragraph-rsid="0005dd98"/>
    </style:style>
    <style:style style:name="P6" style:family="paragraph" style:parent-style-name="Text_20_body" style:list-style-name="L1">
      <style:paragraph-properties fo:margin-top="0cm" fo:margin-bottom="0cm" loext:contextual-spacing="false" fo:padding="0cm" fo:border="none"/>
    </style:style>
    <style:style style:name="P7" style:family="paragraph" style:parent-style-name="Text_20_body" style:list-style-name="L2">
      <style:paragraph-properties fo:margin-top="0cm" fo:margin-bottom="0cm" loext:contextual-spacing="false" fo:padding="0cm" fo:border="none"/>
    </style:style>
    <style:style style:name="P8" style:family="paragraph" style:parent-style-name="Preformatted_20_Text">
      <style:paragraph-properties fo:margin-top="0cm" fo:margin-bottom="0.499cm" loext:contextual-spacing="false" fo:padding-left="0.049cm" fo:padding-right="0cm" fo:padding-top="0cm" fo:padding-bottom="0cm" fo:border-left="1.5pt solid #000000" fo:border-right="none" fo:border-top="none" fo:border-bottom="none"/>
      <style:text-properties fo:font-size="24pt" style:font-size-asian="24pt" style:font-size-complex="24pt"/>
    </style:style>
    <style:style style:name="P9" style:family="paragraph" style:parent-style-name="Preformatted_20_Text">
      <style:paragraph-properties fo:padding-left="0.049cm" fo:padding-right="0cm" fo:padding-top="0cm" fo:padding-bottom="0cm" fo:border-left="1.5pt solid #000000" fo:border-right="none" fo:border-top="none" fo:border-bottom="none"/>
    </style:style>
    <style:style style:name="P10" style:family="paragraph" style:parent-style-name="Preformatted_20_Text">
      <style:paragraph-properties fo:padding-left="0.049cm" fo:padding-right="0cm" fo:padding-top="0cm" fo:padding-bottom="0cm" fo:border-left="1.5pt solid #000000" fo:border-right="none" fo:border-top="none" fo:border-bottom="none"/>
      <style:text-properties fo:font-size="24pt" style:font-size-asian="24pt" style:font-size-complex="24pt"/>
    </style:style>
    <style:style style:name="P11" style:family="paragraph" style:parent-style-name="Standard">
      <style:text-properties fo:font-size="24pt" style:font-size-asian="24pt" style:font-size-complex="24pt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style:font-size-asian="15pt" style:font-size-complex="15pt" loext:padding="0cm" loext:border="none"/>
    </style:style>
    <style:style style:name="T5" style:family="text">
      <style:text-properties fo:font-size="15pt" style:font-size-asian="15pt" style:font-size-complex="15pt" loext:padding="0.049cm" loext:border="0.06pt solid #000000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style:font-size-asian="24pt" style:font-size-complex="24pt" loext:padding="0cm" loext:border="none"/>
    </style:style>
    <style:style style:name="T8" style:family="text">
      <style:text-properties fo:font-size="24pt" style:font-size-asian="24pt" style:font-size-complex="24pt" loext:padding="0.049cm" loext:border="0.06pt solid #0000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/></text:p>
      <text:p text:style-name="P5"><text:span text:style-name="T6">146. LRU Cache</text:span></text:p>
      <text:p text:style-name="P5"><text:span text:style-name="T6">Design a data structure that follows the constraints of a </text:span><text:a xlink:type="simple" xlink:href="https://en.wikipedia.org/wiki/Cache_replacement_policies#LRU" office:target-frame-name="_blank" xlink:show="new" text:style-name="Internet_20_link" text:visited-style-name="Visited_20_Internet_20_Link"><text:span text:style-name="Strong_20_Emphasis"><text:span text:style-name="T7">Least Recently Used (LRU) cache</text:span></text:span></text:a><text:span text:style-name="T6">.</text:span></text:p>
      <text:p text:style-name="P1"><text:span text:style-name="T6">Implement the </text:span><text:span text:style-name="Source_20_Text"><text:span text:style-name="T8">LRUCache</text:span></text:span><text:span text:style-name="T6"> class:</text:span></text:p>
      <text:list xml:id="list3114145330" text:style-name="L1">
        <text:list-item>
          <text:p text:style-name="P6"><text:span text:style-name="Source_20_Text"><text:span text:style-name="T8">LRUCache(int capacity)</text:span></text:span><text:span text:style-name="T6"> Initialize the LRU cache with </text:span><text:span text:style-name="Strong_20_Emphasis"><text:span text:style-name="T7">positive</text:span></text:span><text:span text:style-name="T6"> size </text:span><text:span text:style-name="Source_20_Text"><text:span text:style-name="T8">capacity</text:span></text:span><text:span text:style-name="T6">.</text:span></text:p>
        </text:list-item>
        <text:list-item>
          <text:p text:style-name="P6"><text:span text:style-name="Source_20_Text"><text:span text:style-name="T8">int get(int key)</text:span></text:span><text:span text:style-name="T6"> Return the value of the </text:span><text:span text:style-name="Source_20_Text"><text:span text:style-name="T8">key</text:span></text:span><text:span text:style-name="T6"> if the key exists, otherwise return </text:span><text:span text:style-name="Source_20_Text"><text:span text:style-name="T8">-1</text:span></text:span><text:span text:style-name="T6">.</text:span></text:p>
        </text:list-item>
        <text:list-item>
          <text:p text:style-name="P2"><text:span text:style-name="Source_20_Text"><text:span text:style-name="T8">void put(int key, int value)</text:span></text:span><text:span text:style-name="T6"> Update the value of the </text:span><text:span text:style-name="Source_20_Text"><text:span text:style-name="T8">key</text:span></text:span><text:span text:style-name="T6"> if the </text:span><text:span text:style-name="Source_20_Text"><text:span text:style-name="T8">key</text:span></text:span><text:span text:style-name="T6"> exists. Otherwise, add the </text:span><text:span text:style-name="Source_20_Text"><text:span text:style-name="T8">key-value</text:span></text:span><text:span text:style-name="T6"> pair to the cache. If the number of keys exceeds the </text:span><text:span text:style-name="Source_20_Text"><text:span text:style-name="T8">capacity</text:span></text:span><text:span text:style-name="T6"> from this operation, </text:span><text:span text:style-name="Strong_20_Emphasis"><text:span text:style-name="T7">evict</text:span></text:span><text:span text:style-name="T6"> the least recently used key.</text:span></text:p>
        </text:list-item>
      </text:list>
      <text:p text:style-name="P1"><text:span text:style-name="T6">The functions </text:span><text:span text:style-name="Source_20_Text"><text:span text:style-name="T8">get</text:span></text:span><text:span text:style-name="T6"> and </text:span><text:span text:style-name="Source_20_Text"><text:span text:style-name="T8">put</text:span></text:span><text:span text:style-name="T6"> must each run in </text:span><text:span text:style-name="Source_20_Text"><text:span text:style-name="T8">O(1)</text:span></text:span><text:span text:style-name="T6"> average time complexity.</text:span></text:p>
      <text:p text:style-name="P4"> </text:p>
      <text:p text:style-name="P1"><text:soft-page-break/><text:span text:style-name="Strong_20_Emphasis"><text:span text:style-name="T7">Example 1:</text:span></text:span></text:p>
      <text:p text:style-name="P9"><text:span text:style-name="Strong_20_Emphasis"><text:span text:style-name="T7">Input</text:span></text:span></text:p>
      <text:p text:style-name="P10">["LRUCache", "put", "put", "get", "put", "get", "put", "get", "get", "get"]</text:p>
      <text:p text:style-name="P10">[[2], [1, 1], [2, 2], [1], [3, 3], [2], [4, 4], [1], [3], [4]]</text:p>
      <text:p text:style-name="P9"><text:span text:style-name="Strong_20_Emphasis"><text:span text:style-name="T7">Output</text:span></text:span></text:p>
      <text:p text:style-name="P10">[null, null, null, 1, null, -1, null, -1, 3, 4]</text:p>
      <text:p text:style-name="P10"/>
      <text:p text:style-name="P9"><text:span text:style-name="Strong_20_Emphasis"><text:span text:style-name="T7">Explanation</text:span></text:span></text:p>
      <text:p text:style-name="P10">LRUCache lRUCache = new LRUCache(2);</text:p>
      <text:p text:style-name="P10">lRUCache.put(1, 1); // cache is {1=1}</text:p>
      <text:p text:style-name="P10">lRUCache.put(2, 2); // cache is {1=1, 2=2}</text:p>
      <text:p text:style-name="P10">lRUCache.get(1); <text:s text:c="3"/>// return 1</text:p>
      <text:p text:style-name="P10">lRUCache.put(3, 3); // LRU key was 2, evicts key 2, cache is {1=1, 3=3}</text:p>
      <text:p text:style-name="P10">lRUCache.get(2); <text:s text:c="3"/>// returns -1 (not found)</text:p>
      <text:p text:style-name="P10"><text:soft-page-break/>lRUCache.put(4, 4); // LRU key was 1, evicts key 1, cache is {4=4, 3=3}</text:p>
      <text:p text:style-name="P10">lRUCache.get(1); <text:s text:c="3"/>// return -1 (not found)</text:p>
      <text:p text:style-name="P10">lRUCache.get(3); <text:s text:c="3"/>// return 3</text:p>
      <text:p text:style-name="P8">lRUCache.get(4); <text:s text:c="3"/>// return 4</text:p>
      <text:p text:style-name="P4"> </text:p>
      <text:p text:style-name="P1"><text:span text:style-name="Strong_20_Emphasis"><text:span text:style-name="T7">Constraints:</text:span></text:span></text:p>
      <text:list xml:id="list280305923" text:style-name="L2">
        <text:list-item>
          <text:p text:style-name="P7"><text:span text:style-name="Source_20_Text"><text:span text:style-name="T8">1 &lt;= capacity &lt;= 3000</text:span></text:span></text:p>
        </text:list-item>
        <text:list-item>
          <text:p text:style-name="P7"><text:span text:style-name="Source_20_Text"><text:span text:style-name="T8">0 &lt;= key &lt;= 10</text:span></text:span><text:span text:style-name="Source_20_Text"><text:span text:style-name="T7">4</text:span></text:span></text:p>
        </text:list-item>
        <text:list-item>
          <text:p text:style-name="P7"><text:span text:style-name="Source_20_Text"><text:span text:style-name="T8">0 &lt;= value &lt;= 10</text:span></text:span><text:span text:style-name="Source_20_Text"><text:span text:style-name="T7">5</text:span></text:span></text:p>
        </text:list-item>
        <text:list-item>
          <text:p text:style-name="P3"><text:span text:style-name="T6">At most </text:span><text:span text:style-name="Source_20_Text"><text:span text:style-name="T8">2 * 10</text:span></text:span><text:span text:style-name="Source_20_Text"><text:span text:style-name="T7">5</text:span></text:span><text:span text:style-name="T6"> calls will be made to </text:span><text:span text:style-name="Source_20_Text"><text:span text:style-name="T8">get</text:span></text:span><text:span text:style-name="T6"> and </text:span><text:span text:style-name="Source_20_Text"><text:span text:style-name="T8">put</text:span></text:span><text:span text:style-name="T6">.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07T11:40:28.956000000</meta:creation-date>
    <dc:date>2024-09-07T12:22:00.809000000</dc:date>
    <meta:editing-duration>PT21M11S</meta:editing-duration>
    <meta:editing-cycles>1</meta:editing-cycles>
    <meta:generator>LibreOffice/6.1.6.3$Windows_X86_64 LibreOffice_project/5896ab1714085361c45cf540f76f60673dd96a72</meta:generator>
    <meta:document-statistic meta:table-count="0" meta:image-count="0" meta:object-count="0" meta:page-count="3" meta:paragraph-count="31" meta:word-count="246" meta:character-count="1366" meta:non-whitespace-character-count="1139"/>
  </office:meta>
</office:document-meta>
</file>